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ff99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withoutfill">
      <style:graphic-properties svg:stroke-width="0.035cm" svg:stroke-color="#00000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3.449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3399ff" draw:textarea-horizontal-align="justify" draw:textarea-vertical-align="middle" draw:auto-grow-height="false" fo:min-height="0.75cm" fo:min-width="0.506cm"/>
    </style:style>
    <style:style style:name="gr11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009900" draw:fill-color="#0099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.382cm"/>
    </style:style>
    <style:style style:name="gr14" style:family="graphic" style:parent-style-name="standard">
      <style:graphic-properties svg:stroke-color="#000000" draw:fill-color="#3399ff" draw:opacity="100%" draw:textarea-horizontal-align="justify" draw:textarea-vertical-align="middle" draw:auto-grow-height="false" fo:min-height="0.22cm" fo:min-width="0.85cm"/>
    </style:style>
    <style:style style:name="gr15" style:family="graphic" style:parent-style-name="standard">
      <style:graphic-properties svg:stroke-color="#0066ff" draw:fill-color="#666666" draw:opacity="50%" draw:textarea-horizontal-align="justify" draw:textarea-vertical-align="middle" draw:auto-grow-height="false" fo:min-height="0.75cm" fo:min-width="0.568cm"/>
    </style:style>
    <style:style style:name="gr16" style:family="graphic" style:parent-style-name="standard">
      <style:graphic-properties svg:stroke-color="#000000" draw:fill-color="#cc66ff" draw:opacity="100%" draw:textarea-horizontal-align="justify" draw:textarea-vertical-align="middle" draw:auto-grow-height="false" fo:min-height="0.75cm" fo:min-width="0.568cm"/>
    </style:style>
    <style:style style:name="gr17" style:family="graphic" style:parent-style-name="standard">
      <style:graphic-properties svg:stroke-color="#000000" draw:fill-color="#cc66ff" draw:textarea-horizontal-align="justify" draw:textarea-vertical-align="middle" draw:auto-grow-height="false" fo:min-height="0cm" fo:min-width="0.424cm"/>
    </style:style>
    <style:style style:name="gr18" style:family="graphic" style:parent-style-name="standard">
      <style:graphic-properties svg:stroke-color="#000000" draw:fill-color="#cc66ff" draw:opacity="100%" draw:textarea-horizontal-align="justify" draw:textarea-vertical-align="middle" draw:auto-grow-height="false" fo:min-height="0.22cm" fo:min-width="0.85cm"/>
    </style:style>
    <style:style style:name="gr19" style:family="graphic" style:parent-style-name="standard">
      <style:graphic-properties svg:stroke-color="#000000" draw:fill-color="#cc66ff" draw:opacity="50%" draw:textarea-horizontal-align="justify" draw:textarea-vertical-align="middle" draw:auto-grow-height="false" fo:min-height="0.75cm" fo:min-width="0.568cm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color="#000000" draw:fill-color="#cc66ff" draw:opacity="50%" draw:textarea-horizontal-align="justify" draw:textarea-vertical-align="middle" draw:auto-grow-height="false" fo:min-height="0.22cm" fo:min-width="0.85cm"/>
    </style:style>
    <style:style style:name="gr22" style:family="graphic" style:parent-style-name="standard">
      <style:graphic-properties svg:stroke-color="#000000" draw:fill-color="#3399ff" draw:opacity="50%" draw:textarea-horizontal-align="justify" draw:textarea-vertical-align="middle" draw:auto-grow-height="false" fo:min-height="0.75cm" fo:min-width="0.568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3399ff"/>
      <style:paragraph-properties fo:text-align="center"/>
    </style:style>
    <style:style style:name="P6" style:family="paragraph">
      <loext:graphic-properties draw:fill-color="#009900"/>
      <style:paragraph-properties fo:text-align="center"/>
    </style:style>
    <style:style style:name="P7" style:family="paragraph">
      <loext:graphic-properties draw:fill-color="#3399ff" draw:opacity="100%"/>
      <style:paragraph-properties fo:text-align="center"/>
    </style:style>
    <style:style style:name="P8" style:family="paragraph">
      <loext:graphic-properties draw:fill-color="#666666" draw:opacity="50%"/>
      <style:paragraph-properties fo:text-align="center"/>
    </style:style>
    <style:style style:name="P9" style:family="paragraph">
      <loext:graphic-properties draw:fill-color="#cc66ff" draw:opacity="100%"/>
      <style:paragraph-properties fo:text-align="center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loext:graphic-properties draw:fill-color="#cc66ff" draw:opacity="50%"/>
      <style:paragraph-properties fo:text-align="center"/>
    </style:style>
    <style:style style:name="P12" style:family="paragraph">
      <loext:graphic-properties draw:fill-color="#3399ff" draw:opacity="50%"/>
      <style:paragraph-properties fo:text-align="center"/>
    </style:style>
    <style:style style:name="P1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0.011cm" svg:y1="1.839cm" svg:x2="10.6cm" svg:y2="1.3cm">
          <text:p/>
        </draw:line>
        <draw:ellipse draw:style-name="gr2" draw:text-style-name="P2" draw:layer="layout" svg:width="6cm" svg:height="5.926cm" svg:x="24.898cm" svg:y="1cm" draw:kind="arc" draw:start-angle="0.43" draw:end-angle="180.72">
          <text:p/>
        </draw:ellipse>
        <draw:ellipse draw:style-name="gr2" draw:text-style-name="P2" draw:layer="layout" svg:width="7.401cm" svg:height="7.308cm" svg:x="24.2cm" svg:y="0.294cm" draw:kind="arc" draw:start-angle="0.43" draw:end-angle="180.72">
          <text:p/>
        </draw:ellipse>
        <draw:ellipse draw:style-name="gr2" draw:text-style-name="P2" draw:layer="layout" svg:width="4.601cm" svg:height="4.543cm" svg:x="25.6cm" svg:y="1.7cm" draw:kind="arc" draw:start-angle="0.43" draw:end-angle="180.72">
          <text:p/>
        </draw:ellipse>
        <draw:ellipse draw:style-name="gr2" draw:text-style-name="P2" draw:layer="layout" svg:width="3.001cm" svg:height="2.963cm" svg:x="26.4cm" svg:y="2.5cm" draw:kind="arc" draw:start-angle="0.43" draw:end-angle="180.72">
          <text:p/>
        </draw:ellipse>
        <draw:line draw:style-name="gr3" draw:text-style-name="P1" draw:layer="layout" svg:x1="26.779cm" svg:y1="2.977cm" svg:x2="25.219cm" svg:y2="1.417cm">
          <text:p/>
        </draw:line>
        <draw:line draw:style-name="gr3" draw:text-style-name="P1" draw:layer="layout" svg:x1="27.9cm" svg:y1="2.5cm" svg:x2="27.9cm" svg:y2="0.294cm">
          <text:p/>
        </draw:line>
        <draw:line draw:style-name="gr3" draw:text-style-name="P1" draw:layer="layout" svg:x1="29.02cm" svg:y1="2.977cm" svg:x2="30.58cm" svg:y2="1.417cm">
          <text:p/>
        </draw:line>
        <draw:line draw:style-name="gr3" draw:text-style-name="P1" draw:layer="layout" svg:x1="24.2cm" svg:y1="4cm" svg:x2="26.4cm" svg:y2="3.986cm">
          <text:p/>
        </draw:line>
        <draw:line draw:style-name="gr3" draw:text-style-name="P1" draw:layer="layout" svg:x1="29.4cm" svg:y1="4cm" svg:x2="31.6cm" svg:y2="3.986cm">
          <text:p/>
        </draw:line>
        <draw:line draw:style-name="gr4" draw:text-style-name="P1" draw:layer="layout" svg:x1="31.598cm" svg:y1="3.9cm" svg:x2="31.598cm" svg:y2="4cm">
          <text:p/>
        </draw:line>
        <draw:g>
          <svg:title>TexMaths</svg:title>
          <svg:desc>32§display§\Omega§svg§600§FALSE§</svg:desc>
          <draw:polygon draw:style-name="gr5" draw:text-style-name="P3" draw:layer="layout" svg:width="0.652cm" svg:height="0.681cm" svg:x="27.8cm" svg:y="4.981cm" svg:viewBox="0 0 653 682" draw:points="327,682 0,682 0,0 653,0 653,682">
            <text:p/>
          </draw:polygon>
          <draw:path draw:style-name="gr6" draw:text-style-name="P4" draw:layer="layout" svg:width="0.713cm" svg:height="0.796cm" svg:x="27.79cm" svg:y="4.923cm" svg:viewBox="0 0 714 797" svg:d="M714 615h-26c-6 28-12 54-22 80-3 19-10 28-74 28h-89c12-64 48-118 99-192 54-80 99-160 99-246 0-157-150-285-342-285-196 0-346 128-346 285 0 86 48 166 99 246 51 74 87 128 103 192h-93c-64 0-68-9-74-25-10-26-13-58-19-83h-29l38 182h180c25 0 29 0 29-26 0-76-36-176-61-249-26-64-55-154-55-240 0-180 122-256 228-256 105 0 227 80 227 256 0 86-32 173-64 262-16 48-51 151-51 227 0 26 3 26 28 26h180z">
            <text:p/>
          </draw:path>
        </draw:g>
        <draw:line draw:style-name="gr7" draw:text-style-name="P1" draw:layer="layout" svg:x1="18.1cm" svg:y1="2.6cm" svg:x2="23.4cm" svg:y2="2.6cm">
          <text:p/>
        </draw:line>
        <draw:g>
          <svg:title>TexMaths</svg:title>
          <svg:desc>32§display§F(\xi_1,\xi_2)§svg§600§FALSE§</svg:desc>
          <draw:polygon draw:style-name="gr5" draw:text-style-name="P3" draw:layer="layout" svg:width="4.015cm" svg:height="1.013cm" svg:x="18.664cm" svg:y="1.109cm" svg:viewBox="0 0 4016 1014" draw:points="2007,1014 0,1014 0,0 4016,0 4016,1014">
            <text:p/>
          </draw:polygon>
          <draw:path draw:style-name="gr6" draw:text-style-name="P4" draw:layer="layout" svg:width="0.803cm" svg:height="0.767cm" svg:x="18.648cm" svg:y="1.131cm" svg:viewBox="0 0 804 768" svg:d="M301 400h109c83 0 92 19 92 51 0 10 0 22-6 54-3 7-6 13-6 13 0 10 9 16 16 16 9 0 9-3 16-25l60-243c4-13 4-16 4-20 0-3 0-12-13-12-10 0-13 6-16 22-23 89-51 109-147 109h-103l74-285c9-42 9-45 61-45h150c138 0 163 39 163 125 0 26 0 29-3 61-3 13-3 16-3 19 0 6 3 13 16 13 9 0 13-7 13-26l25-195c3-32-3-32-32-32h-553c-23 0-32 0-32 22 0 13 9 13 28 13 42 0 74 0 74 19 0 7 0 7-3 29l-151 595c-12 45-12 55-102 55-19 0-32 0-32 22 0 13 13 13 16 13 35 0 118-3 150-3 39 0 132 3 167 3 13 0 25 0 25-23 0-9-6-9-6-12-3 0-6 0-32 0s-32 0-58-4c-35-3-38-6-38-22 0 0 0-10 6-26z">
            <text:p/>
          </draw:path>
          <draw:path draw:style-name="gr6" draw:text-style-name="P4" draw:layer="layout" svg:width="0.265cm" svg:height="1.125cm" svg:x="19.595cm" svg:y="1.051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6" draw:text-style-name="P4" draw:layer="layout" svg:width="0.479cm" svg:height="1.016cm" svg:x="19.944cm" svg:y="1.112cm" svg:viewBox="0 0 480 1017" svg:d="M147 441c-121 80-147 186-147 228 0 54 32 86 32 89 38 39 48 42 131 74l138 51c16 9 38 16 38 51 0 26-19 58-54 58-48 0-87-26-99-36-7-3-7-6-13-6-10 0-10 10-10 13 0 13 58 54 122 54 70 0 118-64 118-121 0-55-41-74-54-80-16-7-55-19-71-26-22-9-44-16-67-25l-67-26c-51-22-86-54-86-102 0-45 44-144 140-192 42 16 74 16 100 16 32 0 105 0 105-36 0-28-51-32-93-32-22 0-54 0-96 16-28-32-35-67-35-89 0-64 42-150 128-192 19 26 45 26 71 26 28 0 102 0 102-36 0-28-51-28-96-28-13 0-42 0-70 3-4-10-7-16-7-35 0-16 7-42 7-42 0-10-7-16-13-16-23 0-23 51-23 54 0 23 10 42 10 45-122 35-198 125-198 211 0 42 19 90 73 119zM333 118c16-6 41-6 54-6 39 0 42 3 61 6-6 4-19 10-67 10-23 0-35 0-48-10zM243 425c26-6 51-6 64-6 42 0 45 3 64 6-6 7-19 10-70 10-26 0-39 0-58-10z">
            <text:p/>
          </draw:path>
          <draw:path draw:style-name="gr6" draw:text-style-name="P4" draw:layer="layout" svg:width="0.29cm" svg:height="0.524cm" svg:x="20.495cm" svg:y="1.54cm" svg:viewBox="0 0 291 525" svg:d="M179 22c0-22 0-22-22-22-51 51-125 51-157 51v29c19 0 70 0 115-22v403c0 25 0 35-80 35h-29v29c13 0 112-4 141-4 26 0 125 4 144 4v-29h-32c-80 0-80-10-80-35z">
            <text:p/>
          </draw:path>
          <draw:path draw:style-name="gr6" draw:text-style-name="P4" draw:layer="layout" svg:width="0.133cm" svg:height="0.338cm" svg:x="21.01cm" svg:y="1.774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6" draw:text-style-name="P4" draw:layer="layout" svg:width="0.479cm" svg:height="1.016cm" svg:x="21.439cm" svg:y="1.112cm" svg:viewBox="0 0 480 1017" svg:d="M147 441c-121 80-147 186-147 228 0 54 32 86 32 89 38 39 48 42 131 74l138 51c16 9 41 16 41 51 0 26-22 58-57 58-48 0-87-26-99-36-7-3-7-6-13-6-10 0-10 10-10 13 0 13 58 54 122 54 70 0 118-64 118-121 0-55-41-74-54-80-16-7-55-19-71-26-22-9-44-16-67-25l-67-26c-51-22-86-54-86-102 0-45 44-144 140-192 42 16 74 16 100 16 32 0 105 0 105-36 0-28-51-32-93-32-22 0-54 0-96 16-28-32-35-67-35-89 0-64 42-150 128-192 19 26 45 26 71 26 28 0 102 0 102-36 0-28-51-28-96-28-13 0-42 0-70 3-4-10-7-16-7-35 0-16 7-42 7-42 0-10-7-16-13-16-23 0-23 51-23 54 0 23 7 42 10 45-122 35-198 125-198 211 0 42 19 90 73 119zM333 118c16-6 41-6 54-6 39 0 42 3 61 6-6 4-19 10-67 10-23 0-35 0-48-10zM243 425c26-6 51-6 64-6 42 0 45 3 64 6-6 7-19 10-70 10-26 0-39 0-58-10z">
            <text:p/>
          </draw:path>
          <draw:path draw:style-name="gr6" draw:text-style-name="P4" draw:layer="layout" svg:width="0.351cm" svg:height="0.524cm" svg:x="21.954cm" svg:y="1.54cm" svg:viewBox="0 0 352 525" svg:d="M352 381h-29c0 19-9 64-19 73-6 3-67 3-80 3h-144c83-73 109-96 157-131 61-48 115-96 115-172 0-96-86-154-186-154-99 0-166 70-166 141 0 41 35 45 42 45 19 0 41-13 41-42 0-13-3-42-45-42 23-57 77-73 116-73 80 0 121 61 121 125 0 70-51 124-77 153l-192 189c-6 6-6 6-6 29h326z">
            <text:p/>
          </draw:path>
          <draw:path draw:style-name="gr6" draw:text-style-name="P4" draw:layer="layout" svg:width="0.265cm" svg:height="1.125cm" svg:x="22.472cm" svg:y="1.051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custom-shape draw:style-name="gr8" draw:text-style-name="P1" draw:layer="layout" svg:width="4.001cm" svg:height="4cm" svg:x="13.498cm" svg:y="0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2§display§\hat{\Omega}§svg§600§FALSE§</svg:desc>
          <draw:polygon draw:style-name="gr5" draw:text-style-name="P3" draw:layer="layout" svg:width="0.652cm" svg:height="0.953cm" svg:x="15.197cm" svg:y="4.779cm" svg:viewBox="0 0 653 954" draw:points="327,954 0,954 0,0 653,0 653,954">
            <text:p/>
          </draw:polygon>
          <draw:polygon draw:style-name="gr6" draw:text-style-name="P4" draw:layer="layout" svg:width="0.303cm" svg:height="0.175cm" svg:x="15.395cm" svg:y="4.721cm" svg:viewBox="0 0 304 176" draw:points="154,0 0,157 19,176 154,61 282,176 304,157">
            <text:p/>
          </draw:polygon>
          <draw:path draw:style-name="gr6" draw:text-style-name="P4" draw:layer="layout" svg:width="0.713cm" svg:height="0.796cm" svg:x="15.187cm" svg:y="4.993cm" svg:viewBox="0 0 714 797" svg:d="M714 615h-26c-6 28-12 54-22 80-3 19-10 28-74 28h-89c12-64 48-118 99-192 54-80 99-160 99-246 0-157-150-285-342-285-196 0-346 128-346 285 0 86 48 166 99 246 51 74 87 128 103 192h-93c-64 0-68-9-74-25-10-26-13-58-19-83h-29l38 182h180c25 0 29 0 29-26 0-76-36-176-61-249-26-64-55-154-55-240 0-180 122-256 228-256 105 0 227 80 227 256 0 86-32 172-64 262-16 48-51 151-51 227 0 26 3 26 28 26h180z">
            <text:p/>
          </draw:path>
        </draw:g>
        <draw:line draw:style-name="gr9" draw:text-style-name="P1" draw:layer="layout" svg:x1="14.5cm" svg:y1="0.2cm" svg:x2="14.5cm" svg:y2="4.2cm">
          <text:p/>
        </draw:line>
        <draw:line draw:style-name="gr9" draw:text-style-name="P1" draw:layer="layout" svg:x1="15.5cm" svg:y1="0.2cm" svg:x2="15.5cm" svg:y2="4.2cm">
          <text:p/>
        </draw:line>
        <draw:line draw:style-name="gr9" draw:text-style-name="P1" draw:layer="layout" svg:x1="16.5cm" svg:y1="0.2cm" svg:x2="16.5cm" svg:y2="4.2cm">
          <text:p/>
        </draw:line>
        <draw:line draw:style-name="gr9" draw:text-style-name="P1" draw:layer="layout" svg:x1="17.499cm" svg:y1="1.2cm" svg:x2="13.499cm" svg:y2="1.2cm">
          <text:p/>
        </draw:line>
        <draw:line draw:style-name="gr9" draw:text-style-name="P1" draw:layer="layout" svg:x1="17.499cm" svg:y1="2.2cm" svg:x2="13.499cm" svg:y2="2.2cm">
          <text:p/>
        </draw:line>
        <draw:line draw:style-name="gr9" draw:text-style-name="P1" draw:layer="layout" svg:x1="17.499cm" svg:y1="3.2cm" svg:x2="13.499cm" svg:y2="3.2cm">
          <text:p/>
        </draw:line>
        <draw:custom-shape draw:style-name="gr10" draw:text-style-name="P5" draw:layer="layout" svg:width="1.006cm" svg:height="1cm" svg:x="16.5cm" svg:y="2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505cm" svg:y1="3.195cm" svg:x2="16.505cm" svg:y2="2.096cm">
          <text:p/>
        </draw:line>
        <draw:line draw:style-name="gr11" draw:text-style-name="P1" draw:layer="layout" svg:x1="17.505cm" svg:y1="3.294cm" svg:x2="17.505cm" svg:y2="2.195cm">
          <text:p/>
        </draw:line>
        <draw:line draw:style-name="gr11" draw:text-style-name="P1" draw:layer="layout" svg:x1="16.504cm" svg:y1="2.2cm" svg:x2="17.601cm" svg:y2="2.2cm">
          <text:p/>
        </draw:line>
        <draw:line draw:style-name="gr11" draw:text-style-name="P1" draw:layer="layout" svg:x1="16.402cm" svg:y1="3.2cm" svg:x2="17.501cm" svg:y2="3.2cm">
          <text:p/>
        </draw:line>
        <draw:g>
          <svg:title>TexMaths</svg:title>
          <svg:desc>36§display§\Pi_0:§svg§600§FALSE§</svg:desc>
          <draw:polygon draw:style-name="gr5" draw:text-style-name="P3" draw:layer="layout" svg:width="1.982cm" svg:height="0.942cm" svg:x="0.994cm" svg:y="0.836cm" svg:viewBox="0 0 1983 943" draw:points="993,943 0,943 0,0 1983,0 1983,943">
            <text:p/>
          </draw:polygon>
          <draw:path draw:style-name="gr6" draw:text-style-name="P4" draw:layer="layout" svg:width="0.866cm" svg:height="0.863cm" svg:x="0.972cm" svg:y="0.771cm" svg:viewBox="0 0 867 864" svg:d="M738 101c0-47 0-61 101-61h28v-40h-867v40h29c101 0 101 14 101 61v662c0 47 0 61-101 61h-29v40c43-4 137-4 187-4 47 0 144 0 187 4v-40h-28c-101 0-101-14-101-61v-723h378v723c0 47 0 61-101 61h-29v40c43-4 137-4 187-4 47 0 144 0 187 4v-40h-28c-101 0-101-14-101-61z">
            <text:p/>
          </draw:path>
          <draw:path draw:style-name="gr6" draw:text-style-name="P4" draw:layer="layout" svg:width="0.413cm" svg:height="0.607cm" svg:x="1.919cm" svg:y="1.232cm" svg:viewBox="0 0 414 608" svg:d="M414 306c0-97-11-166-50-230-29-40-87-76-155-76-209 0-209 245-209 306 0 65 0 302 209 302 205 0 205-237 205-302zM209 583c-43 0-97-22-115-97-11-50-11-126-11-191s0-133 11-180c21-72 75-90 115-90 47 0 93 29 108 79 14 51 18 116 18 191 0 65 0 133-15 187-18 83-75 101-111 101z">
            <text:p/>
          </draw:path>
          <draw:path draw:style-name="gr6" draw:text-style-name="P4" draw:layer="layout" svg:width="0.136cm" svg:height="0.546cm" svg:x="2.901cm" svg:y="1.088cm" svg:viewBox="0 0 137 547" svg:d="M137 68c0-39-29-68-69-68-36 0-68 29-68 68 0 36 32 69 68 69 40 0 69-33 69-69zM137 482c0-39-29-68-69-68-36 0-68 29-68 68 0 36 32 65 68 65 40 0 69-29 69-65z">
            <text:p/>
          </draw:path>
        </draw:g>
        <draw:g>
          <svg:title>TexMaths</svg:title>
          <svg:desc>36§display§\Pi_1:§svg§600§FALSE§</svg:desc>
          <draw:polygon draw:style-name="gr5" draw:text-style-name="P3" draw:layer="layout" svg:width="1.982cm" svg:height="0.924cm" svg:x="6.795cm" svg:y="0.836cm" svg:viewBox="0 0 1983 925" draw:points="993,925 0,925 0,0 1983,0 1983,925">
            <text:p/>
          </draw:polygon>
          <draw:path draw:style-name="gr6" draw:text-style-name="P4" draw:layer="layout" svg:width="0.866cm" svg:height="0.863cm" svg:x="6.773cm" svg:y="0.771cm" svg:viewBox="0 0 867 864" svg:d="M738 101c0-47 0-61 101-61h28v-40h-867v40h29c101 0 101 14 101 61v662c0 47 0 61-101 61h-29v40c43-4 137-4 187-4 47 0 144 0 187 4v-40h-28c-101 0-101-14-101-61v-723h378v723c0 47 0 61-101 61h-29v40c43-4 137-4 187-4 47 0 144 0 187 4v-40h-28c-101 0-101-14-101-61z">
            <text:p/>
          </draw:path>
          <draw:path draw:style-name="gr6" draw:text-style-name="P4" draw:layer="layout" svg:width="0.327cm" svg:height="0.589cm" svg:x="7.77cm" svg:y="1.232cm" svg:viewBox="0 0 328 590" svg:d="M202 25c0-25 0-25-26-25-57 58-140 58-176 58v32c22 0 79 0 130-25v453c0 29 0 40-90 40h-33v32c15 0 126-3 159-3 28 0 140 3 162 3v-32h-36c-90 0-90-11-90-40z">
            <text:p/>
          </draw:path>
          <draw:path draw:style-name="gr6" draw:text-style-name="P4" draw:layer="layout" svg:width="0.136cm" svg:height="0.546cm" svg:x="8.702cm" svg:y="1.088cm" svg:viewBox="0 0 137 547" svg:d="M137 68c0-39-29-68-69-68-36 0-68 29-68 68 0 36 32 69 68 69 40 0 69-33 69-69zM137 482c0-39-29-68-69-68-36 0-68 29-68 68 0 36 32 65 68 65 40 0 69-29 69-65z">
            <text:p/>
          </draw:path>
        </draw:g>
        <draw:g>
          <svg:title>TexMaths</svg:title>
          <svg:desc>36§display§\Pi_2:§svg§600§FALSE§</svg:desc>
          <draw:polygon draw:style-name="gr5" draw:text-style-name="P3" draw:layer="layout" svg:width="1.982cm" svg:height="0.924cm" svg:x="0.995cm" svg:y="3.436cm" svg:viewBox="0 0 1983 925" draw:points="993,925 0,925 0,0 1983,0 1983,925">
            <text:p/>
          </draw:polygon>
          <draw:path draw:style-name="gr6" draw:text-style-name="P4" draw:layer="layout" svg:width="0.866cm" svg:height="0.863cm" svg:x="0.973cm" svg:y="3.371cm" svg:viewBox="0 0 867 864" svg:d="M738 101c0-47 0-61 101-61h28v-40h-867v40h29c101 0 101 14 101 61v662c0 47 0 61-101 61h-29v40c43-4 137-4 187-4 47 0 144 0 187 4v-40h-28c-101 0-101-14-101-61v-723h378v723c0 47 0 61-101 61h-29v40c43-4 137-4 187-4 47 0 144 0 187 4v-40h-28c-101 0-101-14-101-61z">
            <text:p/>
          </draw:path>
          <draw:path draw:style-name="gr6" draw:text-style-name="P4" draw:layer="layout" svg:width="0.395cm" svg:height="0.589cm" svg:x="1.93cm" svg:y="3.83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6" draw:text-style-name="P4" draw:layer="layout" svg:width="0.136cm" svg:height="0.546cm" svg:x="2.902cm" svg:y="3.688cm" svg:viewBox="0 0 137 547" svg:d="M137 68c0-39-29-68-69-68-36 0-68 29-68 68 0 36 32 69 68 69 40 0 69-33 69-69zM137 482c0-39-29-68-69-68-36 0-68 29-68 68 0 36 32 65 68 65 40 0 69-29 69-65z">
            <text:p/>
          </draw:path>
        </draw:g>
        <draw:g>
          <svg:title>TexMaths</svg:title>
          <svg:desc>36§display§\Pi_3:§svg§600§FALSE§</svg:desc>
          <draw:polygon draw:style-name="gr5" draw:text-style-name="P3" draw:layer="layout" svg:width="1.982cm" svg:height="0.942cm" svg:x="6.786cm" svg:y="3.416cm" svg:viewBox="0 0 1983 943" draw:points="993,943 0,943 0,0 1983,0 1983,943">
            <text:p/>
          </draw:polygon>
          <draw:path draw:style-name="gr6" draw:text-style-name="P4" draw:layer="layout" svg:width="0.866cm" svg:height="0.863cm" svg:x="6.764cm" svg:y="3.351cm" svg:viewBox="0 0 867 864" svg:d="M738 101c0-47 0-61 101-61h28v-40h-867v40h29c101 0 101 14 101 61v662c0 47 0 61-101 61h-29v40c43-4 137-4 187-4 47 0 144 0 187 4v-40h-28c-101 0-101-14-101-61v-723h378v723c0 47 0 61-101 61h-29v40c43-4 137-4 187-4 47 0 144 0 187 4v-40h-28c-101 0-101-14-101-61z">
            <text:p/>
          </draw:path>
          <draw:path draw:style-name="gr6" draw:text-style-name="P4" draw:layer="layout" svg:width="0.409cm" svg:height="0.607cm" svg:x="7.714cm" svg:y="3.812cm" svg:viewBox="0 0 410 608" svg:d="M194 295c72 0 123 47 123 144 0 108-65 140-119 140-36 0-112-7-151-61 43 0 54-32 54-50 0-29-22-47-51-47-25 0-50 15-50 51 0 82 94 136 202 136 122 0 208-82 208-169 0-72-57-140-154-162 93-32 126-101 126-155 0-68-80-122-180-122-98 0-173 47-173 119 0 32 18 47 47 47 25 0 43-18 43-44 0-28-18-46-43-46 28-40 90-51 126-51 39 0 93 22 93 97 0 40-11 80-36 108-29 33-54 36-97 36-22 4-25 4-29 4-3 0-7 0-7 11 0 14 7 14 22 14z">
            <text:p/>
          </draw:path>
          <draw:path draw:style-name="gr6" draw:text-style-name="P4" draw:layer="layout" svg:width="0.136cm" svg:height="0.546cm" svg:x="8.693cm" svg:y="3.668cm" svg:viewBox="0 0 137 547" svg:d="M137 68c0-39-29-68-69-68-36 0-68 29-68 68 0 36 32 69 68 69 40 0 69-33 69-69zM137 482c0-39-29-68-69-68-36 0-68 29-68 68 0 36 32 65 68 65 40 0 69-29 69-65z">
            <text:p/>
          </draw:path>
        </draw:g>
        <draw:custom-shape draw:style-name="gr12" draw:text-style-name="P6" draw:layer="layout" svg:width="0.2cm" svg:height="0.2cm" svg:x="4.002cm" svg:y="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cm" svg:y1="1.899cm" svg:x2="10cm" svg:y2="0.8cm">
          <text:p/>
        </draw:line>
        <draw:line draw:style-name="gr1" draw:text-style-name="P1" draw:layer="layout" svg:x1="10.001cm" svg:y1="1.87cm" svg:x2="11.1cm" svg:y2="1.87cm">
          <text:p/>
        </draw:line>
        <draw:custom-shape draw:style-name="gr13" draw:text-style-name="P5" draw:layer="layout" svg:width="1.4cm" svg:height="0.34cm" svg:x="3.932cm" svg:y="4.26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1.35cm" svg:height="0.47cm" draw:transform="rotate (1.5707963267949) translate (3.932cm 4.606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1.068cm" svg:height="1cm" svg:x="9.732cm" svg:y="3.3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068cm" svg:height="1cm" svg:x="10.095cm" svg:y="3.0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468cm" svg:height="0.34cm" svg:x="9.633cm" svg:y="4.06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9" draw:layer="layout" svg:width="1.35cm" svg:height="0.47cm" draw:transform="rotate (1.5707963267949) translate (9.633cm 4.407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11" draw:layer="layout" svg:width="1.068cm" svg:height="1cm" svg:x="9.632cm" svg:y="3.40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2cm" svg:y1="4.4cm" svg:x2="13.2cm" svg:y2="0.1cm">
          <text:p/>
        </draw:line>
        <draw:line draw:style-name="gr20" draw:text-style-name="P1" draw:layer="layout" svg:x1="13.2cm" svg:y1="4.4cm" svg:x2="18cm" svg:y2="4.4cm">
          <text:p/>
        </draw:line>
        <draw:g>
          <svg:title>TexMaths</svg:title>
          <svg:desc>30§display§\xi_1§svg§600§FALSE§</svg:desc>
          <draw:polygon draw:style-name="gr5" draw:text-style-name="P3" draw:layer="layout" svg:width="0.704cm" svg:height="0.848cm" svg:x="18.064cm" svg:y="4.506cm" svg:viewBox="0 0 705 849" draw:points="354,849 0,849 0,0 705,0 705,849">
            <text:p/>
          </draw:polygon>
          <draw:path draw:style-name="gr6" draw:text-style-name="P4" draw:layer="layout" svg:width="0.449cm" svg:height="0.953cm" svg:x="18.034cm" svg:y="4.452cm" svg:viewBox="0 0 450 954" svg:d="M138 414c-114 75-138 174-138 213 0 51 30 81 30 84 36 36 45 39 123 69l129 48c15 9 36 15 36 48 0 24-18 54-51 54-45 0-81-24-93-33-6-3-6-6-12-6-9 0-9 9-9 12 0 12 54 51 114 51 66 0 111-60 111-114 0-51-39-69-51-75-15-6-51-18-66-24-21-9-42-15-63-24l-63-24c-48-21-81-51-81-96 0-42 42-135 132-180 39 15 69 15 93 15 30 0 99 0 99-33 0-27-48-30-87-30-21 0-51 0-90 15-27-30-33-63-33-84 0-60 39-141 120-180 18 24 42 24 66 24 27 0 96 0 96-33 0-27-48-27-90-27-12 0-39 0-66 3-3-9-6-15-6-33 0-15 6-39 6-39 0-9-6-15-12-15-21 0-21 48-21 51 0 21 9 39 9 42-114 33-186 117-186 198 0 39 18 84 69 111zM312 111c15-6 39-6 51-6 36 0 39 3 57 6-6 3-18 9-63 9-21 0-33 0-45-9zM228 399c24-6 48-6 60-6 39 0 42 3 60 6-6 6-18 9-66 9-24 0-36 0-54-9z">
            <text:p/>
          </draw:path>
          <draw:path draw:style-name="gr6" draw:text-style-name="P4" draw:layer="layout" svg:width="0.272cm" svg:height="0.491cm" svg:x="18.55cm" svg:y="4.854cm" svg:viewBox="0 0 273 492" svg:d="M168 21c0-21 0-21-21-21-48 48-117 48-147 48v27c18 0 66 0 108-21v378c0 24 0 33-75 33h-27v27c12 0 105-3 132-3 24 0 117 3 135 3v-27h-30c-75 0-75-9-75-33z">
            <text:p/>
          </draw:path>
        </draw:g>
        <draw:custom-shape draw:style-name="gr21" draw:text-style-name="P11" draw:layer="layout" svg:width="1.35cm" svg:height="0.47cm" draw:transform="rotate (1.5707963267949) translate (10.7cm 4.401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2" draw:layer="layout" svg:width="1.068cm" svg:height="1cm" svg:x="3.931cm" svg:y="3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\xi_2§svg§600§FALSE§</svg:desc>
          <draw:polygon draw:style-name="gr5" draw:text-style-name="P3" draw:layer="layout" svg:width="0.728cm" svg:height="0.848cm" svg:x="12.032cm" svg:y="0.254cm" svg:viewBox="0 0 729 849" draw:points="366,849 0,849 0,0 729,0 729,849">
            <text:p/>
          </draw:polygon>
          <draw:path draw:style-name="gr6" draw:text-style-name="P4" draw:layer="layout" svg:width="0.449cm" svg:height="0.953cm" svg:x="12.002cm" svg:y="0.2cm" svg:viewBox="0 0 450 954" svg:d="M138 414c-114 75-138 174-138 213 0 51 30 81 30 84 36 36 45 39 123 69l129 48c15 9 36 15 36 48 0 24-18 54-51 54-45 0-81-24-93-33-6-3-6-6-12-6-9 0-9 9-9 12 0 12 54 51 114 51 66 0 111-60 111-114 0-51-39-69-51-75-15-6-51-18-66-24-21-9-42-15-63-24l-63-24c-48-21-81-51-81-96 0-42 42-135 132-180 39 15 69 15 93 15 30 0 99 0 99-33 0-27-48-30-87-30-21 0-51 0-90 15-27-30-33-63-33-84 0-60 39-141 120-180 18 24 42 24 66 24 27 0 96 0 96-33 0-27-48-27-90-27-12 0-39 0-66 3-3-9-6-15-6-33 0-15 6-39 6-39 0-9-6-15-12-15-21 0-21 48-21 51 0 21 9 39 9 42-114 33-186 117-186 198 0 39 18 84 69 111zM312 111c15-6 39-6 51-6 36 0 39 3 57 6-6 3-18 9-63 9-21 0-33 0-45-9zM228 399c24-6 48-6 60-6 39 0 42 3 60 6-6 6-18 9-66 9-24 0-36 0-54-9z">
            <text:p/>
          </draw:path>
          <draw:path draw:style-name="gr6" draw:text-style-name="P4" draw:layer="layout" svg:width="0.329cm" svg:height="0.491cm" svg:x="12.485cm" svg:y="0.602cm" svg:viewBox="0 0 330 492" svg:d="M330 357h-27c0 18-9 60-18 69-6 3-63 3-75 3h-135c78-69 102-90 147-123 57-45 108-90 108-162 0-90-81-144-174-144s-156 66-156 132c0 39 33 42 39 42 18 0 39-12 39-39 0-12-3-39-42-39 21-54 72-69 108-69 75 0 114 57 114 117 0 66-48 117-72 144l-180 177c-6 6-6 6-6 27h306z">
            <text:p/>
          </draw:path>
        </draw:g>
        <draw:line draw:style-name="gr20" draw:text-style-name="P1" draw:layer="layout" svg:x1="24cm" svg:y1="4.401cm" svg:x2="24cm" svg:y2="0.101cm">
          <text:p/>
        </draw:line>
        <draw:line draw:style-name="gr20" draw:text-style-name="P1" draw:layer="layout" svg:x1="24cm" svg:y1="4.4cm" svg:x2="31.6cm" svg:y2="4.4cm">
          <text:p/>
        </draw:line>
        <draw:g>
          <svg:title>TexMaths</svg:title>
          <svg:desc>30§display§y§svg§600§FALSE§</svg:desc>
          <draw:polygon draw:style-name="gr5" draw:text-style-name="P3" draw:layer="layout" svg:width="0.413cm" svg:height="0.578cm" svg:x="23.129cm" svg:y="0.254cm" svg:viewBox="0 0 414 579" draw:points="207,579 0,579 0,0 414,0 414,579">
            <text:p/>
          </draw:polygon>
          <draw:path draw:style-name="gr6" draw:text-style-name="P4" draw:layer="layout" svg:width="0.488cm" svg:height="0.683cm" svg:x="23.105cm" svg:y="0.2cm" svg:viewBox="0 0 489 684" svg:d="M486 66c3-15 3-18 3-27 0-18-15-27-30-27-12 0-27 6-39 21 0 6-9 39-15 57-6 30-15 57-21 87l-48 189c-3 15-48 90-120 90-54 0-63-45-63-84 0-51 18-117 54-210 15-42 21-54 21-75 0-48-36-87-87-87-102 0-141 153-141 162 0 12 12 12 12 12 12 0 12-3 18-18 27-102 72-132 108-132 6 0 24 0 24 33 0 27-9 54-18 75-42 111-60 171-60 222 0 93 66 126 129 126 42 0 78-18 108-48-15 54-27 108-69 162-27 36-69 69-117 69-15 0-63-3-81-45 18 0 30 0 45-12 12-12 21-24 21-45 0-33-27-36-39-36-24 0-60 15-60 69 0 51 48 90 114 90 108 0 219-96 249-216z">
            <text:p/>
          </draw:path>
        </draw:g>
        <draw:g>
          <svg:title>TexMaths</svg:title>
          <svg:desc>30§display§x§svg§600§FALSE§</svg:desc>
          <draw:polygon draw:style-name="gr5" draw:text-style-name="P3" draw:layer="layout" svg:width="0.452cm" svg:height="0.374cm" svg:x="31.43cm" svg:y="4.654cm" svg:viewBox="0 0 453 375" draw:points="225,375 0,375 0,0 453,0 453,375">
            <text:p/>
          </draw:polygon>
          <draw:path draw:style-name="gr6" draw:text-style-name="P4" draw:layer="layout" svg:width="0.527cm" svg:height="0.479cm" svg:x="31.406cm" svg:y="4.6cm" svg:viewBox="0 0 528 480" svg:d="M324 150c6-30 30-126 105-126 6 0 30 0 51 12-27 6-48 33-48 57 0 18 9 39 39 39 24 0 57-21 57-63 0-54-63-69-99-69-60 0-99 57-111 81-27-69-84-81-114-81-111 0-171 138-171 162 0 12 9 12 12 12 9 0 12-3 15-12 36-111 105-138 141-138 21 0 57 9 57 69 0 33-18 105-57 255-15 66-54 108-99 108-9 0-33 0-54-12 27-6 51-27 51-57s-24-39-42-39c-30 0-57 30-57 63 0 48 54 69 99 69 72 0 108-75 111-81 15 39 51 81 117 81 108 0 168-135 168-162 0-12-9-12-12-12-9 0-12 6-15 12-33 114-105 138-141 138-42 0-57-33-57-69 0-24 6-45 18-93z">
            <text:p/>
          </draw:path>
        </draw:g>
        <draw:custom-shape draw:style-name="gr12" draw:text-style-name="P6" draw:layer="layout" svg:width="0.2cm" svg:height="0.2cm" svg:x="16.403cm" svg:y="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cm" svg:height="0.2cm" svg:x="17.403cm" svg:y="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cm" svg:height="0.2cm" svg:x="16.403cm" svg:y="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cm" svg:height="0.2cm" svg:x="17.403cm" svg:y="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10cm" svg:y1="0.8cm" svg:x2="10.001cm" svg:y2="1.87cm">
          <text:p/>
        </draw:line>
        <draw:line draw:style-name="gr23" draw:text-style-name="P1" draw:layer="layout" svg:x1="10cm" svg:y1="1.869cm" svg:x2="11.07cm" svg:y2="1.869cm">
          <text:p/>
        </draw:line>
        <draw:line draw:style-name="gr23" draw:text-style-name="P1" draw:layer="layout" svg:x1="10cm" svg:y1="1.869cm" svg:x2="10.6cm" svg:y2="1.312cm">
          <text:p/>
        </draw:lin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13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199999809265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14cm" fo:margin-bottom="0cm" fo:text-indent="0cm"/>
      <style:text-properties fo:font-size="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85cm" fo:margin-bottom="0cm" fo:text-indent="0cm"/>
      <style:text-properties fo:font-size="6.9000000953674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057cm" fo:margin-bottom="0cm" fo:text-indent="0cm"/>
      <style:text-properties fo:font-size="5.6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1.686cm" svg:x="1cm" svg:y="5.429cm"/>
      <draw:page-thumbnail draw:layer="backgroundobjects" svg:width="8.999cm" svg:height="1.686cm" svg:x="1cm" svg:y="14.005cm"/>
      <draw:page-thumbnail draw:layer="backgroundobjects" svg:width="8.999cm" svg:height="1.686cm" svg:x="1cm" svg:y="22.581cm"/>
      <draw:page-thumbnail draw:layer="backgroundobjects" svg:width="8.999cm" svg:height="1.686cm" svg:x="11cm" svg:y="5.429cm"/>
      <draw:page-thumbnail draw:layer="backgroundobjects" svg:width="8.999cm" svg:height="1.686cm" svg:x="11cm" svg:y="14.005cm"/>
      <draw:page-thumbnail draw:layer="backgroundobjects" svg:width="8.999cm" svg:height="1.686cm" svg:x="11cm" svg:y="22.581cm"/>
    </style:handout-master>
    <style:master-page style:name="Standard" style:page-layout-name="PM1" draw:style-name="Mdp1">
      <draw:frame presentation:style-name="Standard-title" draw:layer="backgroundobjects" svg:width="28.799cm" svg:height="1.002cm" svg:x="1.6cm" svg:y="0.239cm" presentation:class="title" presentation:placeholder="true">
        <draw:text-box/>
      </draw:frame>
      <draw:frame presentation:style-name="Standard-outline1" draw:layer="backgroundobjects" svg:width="28.799cm" svg:height="3.48cm" svg:x="1.6cm" svg:y="1.404cm" presentation:class="outline" presentation:placeholder="true">
        <draw:text-box/>
      </draw:frame>
      <draw:frame presentation:style-name="Mpr1" draw:text-style-name="MP2" draw:layer="backgroundobjects" svg:width="7.455cm" svg:height="0.414cm" svg:x="1.6cm" svg:y="5.4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0.414cm" svg:x="10.944cm" svg:y="5.4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0.414cm" svg:x="22.944cm" svg:y="5.46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0:29:56.964120613</meta:creation-date>
    <dc:date>2020-03-03T12:38:43.389841612</dc:date>
    <meta:editing-duration>PT23M48S</meta:editing-duration>
    <meta:editing-cycles>7</meta:editing-cycles>
    <meta:generator>LibreOffice/5.1.6.2$Linux_X86_64 LibreOffice_project/10m0$Build-2</meta:generator>
    <meta:document-statistic meta:object-count="121"/>
  </office:meta>
</office:document-meta>
</file>